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c8b14" officeooo:paragraph-rsid="001c8b14"/>
    </style:style>
    <style:style style:name="P2" style:family="paragraph" style:parent-style-name="Standard">
      <style:paragraph-properties fo:text-align="justify" style:justify-single-word="false"/>
      <style:text-properties style:font-name="arial" officeooo:rsid="001d3016" officeooo:paragraph-rsid="001d3016"/>
    </style:style>
    <style:style style:name="P3" style:family="paragraph" style:parent-style-name="Preformatted_20_Text">
      <loext:graphic-properties draw:fill="solid" draw:fill-color="#ffffff" draw:opacity="100%"/>
      <style:paragraph-properties fo:background-color="#ffffff"/>
      <style:text-properties fo:color="#000000"/>
    </style:style>
    <style:style style:name="P4" style:family="paragraph" style:parent-style-name="Standard">
      <style:paragraph-properties fo:text-align="justify" style:justify-single-word="false"/>
      <style:text-properties style:font-name="arial" officeooo:rsid="0017ceb3" officeooo:paragraph-rsid="0017ceb3"/>
    </style:style>
    <style:style style:name="P5" style:family="paragraph" style:parent-style-name="Standard">
      <style:paragraph-properties fo:text-align="justify" style:justify-single-word="false"/>
      <style:text-properties style:font-name="arial" officeooo:rsid="002547a3" officeooo:paragraph-rsid="002547a3"/>
    </style:style>
    <style:style style:name="P6" style:family="paragraph" style:parent-style-name="Standard">
      <style:paragraph-properties fo:text-align="justify" style:justify-single-word="false"/>
      <style:text-properties style:font-name="arial" officeooo:rsid="0026b639" officeooo:paragraph-rsid="0026b639"/>
    </style:style>
    <style:style style:name="P7" style:family="paragraph" style:parent-style-name="Standard">
      <style:paragraph-properties fo:text-align="justify" style:justify-single-word="false"/>
      <style:text-properties style:font-name="arial" officeooo:rsid="0029b450" officeooo:paragraph-rsid="0029b450"/>
    </style:style>
    <style:style style:name="P8" style:family="paragraph" style:parent-style-name="Standard">
      <style:paragraph-properties fo:text-align="justify" style:justify-single-word="false"/>
      <style:text-properties style:font-name="arial" officeooo:rsid="002b9089" officeooo:paragraph-rsid="002b9089"/>
    </style:style>
    <style:style style:name="P9" style:family="paragraph" style:parent-style-name="Standard">
      <style:paragraph-properties fo:text-align="justify" style:justify-single-word="false"/>
      <style:text-properties style:font-name="arial" officeooo:rsid="002f6345" officeooo:paragraph-rsid="002f6345"/>
    </style:style>
    <style:style style:name="P10" style:family="paragraph" style:parent-style-name="Standard">
      <style:paragraph-properties fo:text-align="justify" style:justify-single-word="false"/>
      <style:text-properties style:font-name="arial" officeooo:rsid="0031e06d" officeooo:paragraph-rsid="0031e06d"/>
    </style:style>
    <style:style style:name="P11" style:family="paragraph" style:parent-style-name="Standard">
      <style:paragraph-properties fo:text-align="justify" style:justify-single-word="false"/>
      <style:text-properties style:font-name="arial" officeooo:rsid="00332af9" officeooo:paragraph-rsid="00332af9"/>
    </style:style>
    <style:style style:name="P12" style:family="paragraph" style:parent-style-name="Standard">
      <style:paragraph-properties fo:text-align="justify" style:justify-single-word="false"/>
      <style:text-properties style:font-name="arial" officeooo:rsid="0034990b" officeooo:paragraph-rsid="0034990b"/>
    </style:style>
    <style:style style:name="P13" style:family="paragraph" style:parent-style-name="Standard">
      <style:paragraph-properties fo:text-align="justify" style:justify-single-word="false"/>
      <style:text-properties style:font-name="arial" officeooo:rsid="0038aebc" officeooo:paragraph-rsid="0038aebc"/>
    </style:style>
    <style:style style:name="P14" style:family="paragraph" style:parent-style-name="Standard">
      <style:paragraph-properties fo:text-align="justify" style:justify-single-word="false"/>
      <style:text-properties style:font-name="arial" officeooo:rsid="003bf0f8" officeooo:paragraph-rsid="003bf0f8"/>
    </style:style>
    <style:style style:name="P15" style:family="paragraph" style:parent-style-name="Standard">
      <style:paragraph-properties fo:text-align="justify" style:justify-single-word="false"/>
      <style:text-properties style:font-name="arial" officeooo:rsid="0040dafe" officeooo:paragraph-rsid="0040dafe"/>
    </style:style>
    <style:style style:name="P16" style:family="paragraph" style:parent-style-name="Standard">
      <style:paragraph-properties fo:text-align="justify" style:justify-single-word="false"/>
      <style:text-properties style:font-name="arial" officeooo:rsid="0042d19a" officeooo:paragraph-rsid="0042d19a"/>
    </style:style>
    <style:style style:name="P17" style:family="paragraph" style:parent-style-name="Standard">
      <style:paragraph-properties fo:text-align="justify" style:justify-single-word="false"/>
      <style:text-properties style:font-name="arial" officeooo:rsid="0043b314" officeooo:paragraph-rsid="0043b314"/>
    </style:style>
    <style:style style:name="P18" style:family="paragraph" style:parent-style-name="Standard" style:list-style-name="L2">
      <style:paragraph-properties fo:text-align="justify" style:justify-single-word="false"/>
      <style:text-properties style:font-name="arial" officeooo:rsid="0043b314" officeooo:paragraph-rsid="0043b314"/>
    </style:style>
    <style:style style:name="P19" style:family="paragraph" style:parent-style-name="Standard" style:list-style-name="L2">
      <style:paragraph-properties fo:text-align="justify" style:justify-single-word="false"/>
      <style:text-properties style:font-name="arial" officeooo:rsid="0044124e" officeooo:paragraph-rsid="0044124e"/>
    </style:style>
    <style:style style:name="P20" style:family="paragraph" style:parent-style-name="Standard" style:list-style-name="L2">
      <style:paragraph-properties fo:text-align="justify" style:justify-single-word="false"/>
      <style:text-properties style:font-name="arial" officeooo:rsid="004890fe" officeooo:paragraph-rsid="006068f9"/>
    </style:style>
    <style:style style:name="P21" style:family="paragraph" style:parent-style-name="Standard" style:list-style-name="L2">
      <style:paragraph-properties fo:text-align="justify" style:justify-single-word="false"/>
      <style:text-properties style:font-name="arial" officeooo:rsid="004890fe" officeooo:paragraph-rsid="004890fe"/>
    </style:style>
    <style:style style:name="P22" style:family="paragraph" style:parent-style-name="Standard">
      <style:paragraph-properties fo:text-align="justify" style:justify-single-word="false"/>
      <style:text-properties style:font-name="arial" officeooo:rsid="004cad4f" officeooo:paragraph-rsid="004cad4f"/>
    </style:style>
    <style:style style:name="P23" style:family="paragraph" style:parent-style-name="Standard">
      <style:paragraph-properties fo:text-align="justify" style:justify-single-word="false"/>
      <style:text-properties style:font-name="arial" officeooo:rsid="0051e2b2" officeooo:paragraph-rsid="0051e2b2"/>
    </style:style>
    <style:style style:name="P24" style:family="paragraph" style:parent-style-name="Standard" style:list-style-name="L1">
      <style:paragraph-properties fo:text-align="justify" style:justify-single-word="false"/>
      <style:text-properties style:font-name="arial" officeooo:rsid="0051e2b2" officeooo:paragraph-rsid="0051e2b2"/>
    </style:style>
    <style:style style:name="P25" style:family="paragraph" style:parent-style-name="Standard" style:list-style-name="L1">
      <style:paragraph-properties fo:text-align="justify" style:justify-single-word="false"/>
      <style:text-properties style:font-name="arial" officeooo:rsid="0052c959" officeooo:paragraph-rsid="0052c959"/>
    </style:style>
    <style:style style:name="P26" style:family="paragraph" style:parent-style-name="Standard">
      <style:paragraph-properties fo:text-align="justify" style:justify-single-word="false"/>
      <style:text-properties style:font-name="arial" officeooo:rsid="0055c6c1" officeooo:paragraph-rsid="0055c6c1"/>
    </style:style>
    <style:style style:name="P27" style:family="paragraph" style:parent-style-name="Standard">
      <style:paragraph-properties fo:text-align="justify" style:justify-single-word="false"/>
      <style:text-properties style:font-name="arial" officeooo:rsid="00578320" officeooo:paragraph-rsid="00578320"/>
    </style:style>
    <style:style style:name="P28" style:family="paragraph" style:parent-style-name="Standard">
      <style:paragraph-properties fo:text-align="justify" style:justify-single-word="false"/>
      <style:text-properties style:font-name="arial" officeooo:rsid="005ae551" officeooo:paragraph-rsid="005ae551"/>
    </style:style>
    <style:style style:name="P29" style:family="paragraph" style:parent-style-name="Standard">
      <style:paragraph-properties fo:text-align="justify" style:justify-single-word="false"/>
      <style:text-properties style:font-name="arial" fo:font-weight="bold" officeooo:rsid="002547a3" officeooo:paragraph-rsid="002547a3" style:font-weight-asian="bold" style:font-weight-complex="bold"/>
    </style:style>
    <style:style style:name="P30" style:family="paragraph" style:parent-style-name="Standard">
      <style:paragraph-properties fo:text-align="justify" style:justify-single-word="false"/>
      <style:text-properties style:font-name="arial" fo:font-weight="bold" officeooo:rsid="002547a3" officeooo:paragraph-rsid="002b9089" style:font-weight-asian="bold" style:font-weight-complex="bold"/>
    </style:style>
    <style:style style:name="P31" style:family="paragraph" style:parent-style-name="Standard">
      <style:paragraph-properties fo:text-align="justify" style:justify-single-word="false"/>
      <style:text-properties style:font-name="arial" fo:font-weight="bold" officeooo:rsid="002547a3" officeooo:paragraph-rsid="0028e6c2" style:font-weight-asian="bold" style:font-weight-complex="bold"/>
    </style:style>
    <style:style style:name="P32" style:family="paragraph" style:parent-style-name="Standard">
      <style:paragraph-properties fo:text-align="justify" style:justify-single-word="false"/>
      <style:text-properties style:font-name="arial" fo:font-size="16pt" fo:font-weight="bold" officeooo:rsid="00165b68" officeooo:paragraph-rsid="00165b68"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color="#000000" style:font-name="arial" fo:font-size="12pt" officeooo:rsid="0050e0ac" officeooo:paragraph-rsid="0050e0ac" style:font-size-asian="10.5pt" style:font-size-complex="12pt"/>
    </style:style>
    <style:style style:name="P34"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1c86c7" officeooo:paragraph-rsid="002547a3" style:font-size-asian="14pt" style:font-weight-asian="bold" style:font-size-complex="14pt" style:font-weight-complex="bold"/>
    </style:style>
    <style:style style:name="P35"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17ceb3" officeooo:paragraph-rsid="0017ceb3" style:font-size-asian="14pt" style:font-weight-asian="bold" style:font-size-complex="14pt" style:font-weight-complex="bold"/>
    </style:style>
    <style:style style:name="P36"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7" style:family="paragraph" style:parent-style-name="Preformatted_20_Text">
      <loext:graphic-properties draw:fill="solid" draw:fill-color="#ffffff" draw:opacity="100%"/>
      <style:paragraph-properties fo:background-color="#ffffff"/>
      <style:text-properties fo:color="#000000"/>
    </style:style>
    <style:style style:name="P38" style:family="paragraph" style:parent-style-name="Preformatted_20_Text">
      <style:paragraph-properties fo:margin-top="0.05in" fo:margin-bottom="0in" loext:contextual-spacing="false" fo:text-align="justify" style:justify-single-word="false" style:writing-mode="page"/>
      <style:text-properties fo:color="#000000" style:font-name="DejaVu Sans Mono" fo:font-size="9pt" officeooo:rsid="0030af21" officeooo:paragraph-rsid="0030af21"/>
    </style:style>
    <style:style style:name="P39" style:family="paragraph" style:parent-style-name="Preformatted_20_Text">
      <style:paragraph-properties fo:margin-top="0.05in" fo:margin-bottom="0in" loext:contextual-spacing="false" fo:text-align="justify" style:justify-single-word="false" style:writing-mode="page"/>
      <style:text-properties fo:color="#000000" style:font-name="DejaVu Sans Mono" fo:font-size="9pt" officeooo:rsid="0031e06d" officeooo:paragraph-rsid="0031e06d"/>
    </style:style>
    <style:style style:name="P40" style:family="paragraph" style:parent-style-name="Preformatted_20_Text">
      <style:paragraph-properties fo:margin-top="0.05in" fo:margin-bottom="0in" loext:contextual-spacing="false" fo:text-align="justify" style:justify-single-word="false" style:writing-mode="page"/>
      <style:text-properties fo:color="#000000" style:font-name="DejaVu Sans Mono" fo:font-size="9pt" officeooo:rsid="0034990b" officeooo:paragraph-rsid="0034990b"/>
    </style:style>
    <style:style style:name="P41" style:family="paragraph" style:parent-style-name="Preformatted_20_Text">
      <style:paragraph-properties fo:margin-top="0.05in" fo:margin-bottom="0in" loext:contextual-spacing="false" fo:text-align="justify" style:justify-single-word="false" style:writing-mode="page"/>
      <style:text-properties fo:color="#000000" style:font-name="DejaVu Sans Mono" fo:font-size="9pt" officeooo:rsid="0042d19a" officeooo:paragraph-rsid="0042d19a"/>
    </style:style>
    <style:style style:name="P42" style:family="paragraph" style:parent-style-name="Preformatted_20_Text">
      <style:paragraph-properties fo:margin-top="0.05in" fo:margin-bottom="0in" loext:contextual-spacing="false" fo:text-align="justify" style:justify-single-word="false" style:writing-mode="page"/>
      <style:text-properties fo:color="#000000" officeooo:paragraph-rsid="001d3016"/>
    </style:style>
    <style:style style:name="P43"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style:font-name="DejaVu Sans Mono"/>
    </style:style>
    <style:style style:name="P44" style:family="paragraph" style:parent-style-name="Preformatted_20_Text">
      <style:paragraph-properties fo:margin-top="0in" fo:margin-bottom="0.05in" loext:contextual-spacing="false" fo:text-align="justify" style:justify-single-word="false" style:writing-mode="page"/>
      <style:text-properties style:font-name="DejaVu Sans Mono" officeooo:rsid="0040dafe" officeooo:paragraph-rsid="0040dafe"/>
    </style:style>
    <style:style style:name="P45" style:family="paragraph" style:parent-style-name="Preformatted_20_Text">
      <style:paragraph-properties fo:margin-top="0in" fo:margin-bottom="0.05in" loext:contextual-spacing="false" fo:text-align="justify" style:justify-single-word="false" style:writing-mode="page"/>
      <style:text-properties style:font-name="DejaVu Sans Mono" officeooo:rsid="00332af9" officeooo:paragraph-rsid="00332af9"/>
    </style:style>
    <style:style style:name="P46" style:family="paragraph" style:parent-style-name="Preformatted_20_Text">
      <style:paragraph-properties fo:margin-top="0in" fo:margin-bottom="0.05in" loext:contextual-spacing="false" fo:text-align="justify" style:justify-single-word="false" style:writing-mode="page"/>
      <style:text-properties fo:color="#000000" style:font-name="DejaVu Sans Mono" fo:font-size="9pt" officeooo:rsid="0050e0ac" officeooo:paragraph-rsid="0050e0ac" style:font-size-asian="10.5pt" style:font-size-complex="12pt"/>
    </style:style>
    <style:style style:name="P47"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fo:color="#000000" style:font-name="DejaVu Sans Mono" fo:font-size="9pt"/>
    </style:style>
    <style:style style:name="P48" style:family="paragraph" style:parent-style-name="Preformatted_20_Text">
      <style:paragraph-properties fo:margin-top="0in" fo:margin-bottom="0.05in" loext:contextual-spacing="false" fo:text-align="justify" style:justify-single-word="false" style:writing-mode="page"/>
      <style:text-properties fo:color="#000000" style:font-name="DejaVu Sans Mono" fo:font-size="9pt" officeooo:rsid="0034990b" officeooo:paragraph-rsid="0034990b"/>
    </style:style>
    <style:style style:name="T1" style:family="text">
      <style:text-properties officeooo:rsid="00192ef7"/>
    </style:style>
    <style:style style:name="T2" style:family="text">
      <style:text-properties officeooo:rsid="001cd776"/>
    </style:style>
    <style:style style:name="T3" style:family="text">
      <style:text-properties officeooo:rsid="001ec2a6"/>
    </style:style>
    <style:style style:name="T4" style:family="text">
      <style:text-properties fo:color="#000080" style:font-name="DejaVu Sans Mono" fo:font-size="9pt" fo:font-weight="bold"/>
    </style:style>
    <style:style style:name="T5" style:family="text">
      <style:text-properties fo:color="#000080" style:font-name="DejaVu Sans Mono" fo:font-size="9pt" fo:font-weight="bold" officeooo:rsid="001d3016"/>
    </style:style>
    <style:style style:name="T6" style:family="text">
      <style:text-properties fo:color="#000080" fo:font-weight="bold"/>
    </style:style>
    <style:style style:name="T7" style:family="text">
      <style:text-properties fo:color="#000080" fo:font-size="9pt" fo:font-weight="bold"/>
    </style:style>
    <style:style style:name="T8" style:family="text">
      <style:text-properties style:font-name="DejaVu Sans Mono" fo:font-size="9pt"/>
    </style:style>
    <style:style style:name="T9" style:family="text">
      <style:text-properties style:font-name="DejaVu Sans Mono" fo:font-size="9pt" officeooo:rsid="001d3016"/>
    </style:style>
    <style:style style:name="T10" style:family="text">
      <style:text-properties fo:color="#808000"/>
    </style:style>
    <style:style style:name="T11" style:family="text">
      <style:text-properties fo:color="#808000" style:font-name="DejaVu Sans Mono" fo:font-size="9pt"/>
    </style:style>
    <style:style style:name="T12" style:family="text">
      <style:text-properties fo:color="#808080" style:font-name="DejaVu Math TeX Gyre" fo:font-size="9pt" fo:font-style="italic"/>
    </style:style>
    <style:style style:name="T13" style:family="text">
      <style:text-properties fo:color="#808080" style:font-name="DejaVu Math TeX Gyre" fo:font-size="9pt" fo:font-style="italic" officeooo:rsid="001ffad6"/>
    </style:style>
    <style:style style:name="T14" style:family="text">
      <style:text-properties fo:color="#808080" style:font-name="DejaVu Sans Mono" fo:font-size="9pt"/>
    </style:style>
    <style:style style:name="T15" style:family="text">
      <style:text-properties fo:color="#808080" style:font-name="DejaVu Sans Mono" fo:font-size="9pt" fo:font-style="italic"/>
    </style:style>
    <style:style style:name="T16" style:family="text">
      <style:text-properties fo:color="#808080" style:font-name="DejaVu Sans Mono" fo:font-size="9pt" fo:font-style="italic" officeooo:rsid="001ffad6"/>
    </style:style>
    <style:style style:name="T17" style:family="text">
      <style:text-properties fo:color="#808080" style:font-name="DejaVu Sans Mono" fo:font-size="9pt" officeooo:rsid="001ffad6"/>
    </style:style>
    <style:style style:name="T18" style:family="text">
      <style:text-properties fo:color="#000000" fo:font-size="9pt"/>
    </style:style>
    <style:style style:name="T19" style:family="text">
      <style:text-properties officeooo:rsid="0026df62"/>
    </style:style>
    <style:style style:name="T20" style:family="text">
      <style:text-properties officeooo:rsid="0028e6c2"/>
    </style:style>
    <style:style style:name="T21" style:family="text">
      <style:text-properties officeooo:rsid="002ccca0"/>
    </style:style>
    <style:style style:name="T22" style:family="text">
      <style:text-properties fo:font-style="italic" fo:font-weight="bold" officeooo:rsid="002ccca0" style:font-style-asian="italic" style:font-weight-asian="bold" style:font-style-complex="italic" style:font-weight-complex="bold"/>
    </style:style>
    <style:style style:name="T23" style:family="text">
      <style:text-properties fo:font-style="normal" fo:font-weight="normal" officeooo:rsid="002ccca0" style:font-style-asian="normal" style:font-weight-asian="normal" style:font-style-complex="normal" style:font-weight-complex="normal"/>
    </style:style>
    <style:style style:name="T24" style:family="text">
      <style:text-properties officeooo:rsid="002e0a77"/>
    </style:style>
    <style:style style:name="T25" style:family="text">
      <style:text-properties officeooo:rsid="0030370e"/>
    </style:style>
    <style:style style:name="T26" style:family="text">
      <style:text-properties fo:color="#660e7a"/>
    </style:style>
    <style:style style:name="T27" style:family="text">
      <style:text-properties fo:color="#660e7a" fo:font-weight="bold"/>
    </style:style>
    <style:style style:name="T28" style:family="text">
      <style:text-properties fo:color="#660e7a" fo:font-size="9pt" fo:font-weight="bold"/>
    </style:style>
    <style:style style:name="T29" style:family="text">
      <style:text-properties fo:color="#660e7a" style:font-name="DejaVu Sans Mono" fo:font-size="9pt" fo:font-weight="bold"/>
    </style:style>
    <style:style style:name="T30" style:family="text">
      <style:text-properties fo:color="#660e7a" style:font-name="DejaVu Sans Mono" fo:font-size="9pt" fo:font-style="italic" fo:font-weight="bold"/>
    </style:style>
    <style:style style:name="T31" style:family="text">
      <style:text-properties officeooo:rsid="0031e06d"/>
    </style:style>
    <style:style style:name="T32" style:family="text">
      <style:text-properties officeooo:rsid="00332af9"/>
    </style:style>
    <style:style style:name="T33" style:family="text">
      <style:text-properties officeooo:rsid="00350ec6"/>
    </style:style>
    <style:style style:name="T34" style:family="text">
      <style:text-properties officeooo:rsid="0036f14d"/>
    </style:style>
    <style:style style:name="T35" style:family="text">
      <style:text-properties officeooo:rsid="0039e8ae"/>
    </style:style>
    <style:style style:name="T36" style:family="text">
      <style:text-properties officeooo:rsid="003a39f0"/>
    </style:style>
    <style:style style:name="T37" style:family="text">
      <style:text-properties officeooo:rsid="003d26b1"/>
    </style:style>
    <style:style style:name="T38" style:family="text">
      <style:text-properties officeooo:rsid="00429a56"/>
    </style:style>
    <style:style style:name="T39" style:family="text">
      <style:text-properties fo:color="#0000ff" style:font-name="DejaVu Sans Mono" fo:font-size="9pt"/>
    </style:style>
    <style:style style:name="T40" style:family="text">
      <style:text-properties officeooo:rsid="0043b314"/>
    </style:style>
    <style:style style:name="T41" style:family="text">
      <style:text-properties officeooo:rsid="004498c5"/>
    </style:style>
    <style:style style:name="T42" style:family="text">
      <style:text-properties officeooo:rsid="0044da1a"/>
    </style:style>
    <style:style style:name="T43" style:family="text">
      <style:text-properties officeooo:rsid="00494b8f"/>
    </style:style>
    <style:style style:name="T44" style:family="text">
      <style:text-properties officeooo:rsid="004b24d2"/>
    </style:style>
    <style:style style:name="T45" style:family="text">
      <style:text-properties officeooo:rsid="0052c959"/>
    </style:style>
    <style:style style:name="T46" style:family="text">
      <style:text-properties officeooo:rsid="0059499a"/>
    </style:style>
    <style:style style:name="T47" style:family="text">
      <style:text-properties officeooo:rsid="005ab85a"/>
    </style:style>
    <style:style style:name="T48" style:family="text">
      <style:text-properties officeooo:rsid="005b5c17"/>
    </style:style>
    <style:style style:name="T49" style:family="text">
      <style:text-properties officeooo:rsid="006068f9"/>
    </style:style>
    <style:style style:name="T50" style:family="text">
      <style:text-properties officeooo:rsid="006214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read<text:span text:style-name="T50">s</text:span> Management</text:p>
      <text:p text:style-name="P4">Khi một ứng dụng được khởi động, hệ thống sẽ tạo ra một thread chính gọi là main thread (thread UI), phụ trách gửi các event và vẽ giao diện. <text:span text:style-name="T1">Cũng vì vậy, chúng ta không thể chạy các tác vụ dài và tốn nhiều tài nguyên trong main thread (để tránh block UI - lỗi ANR). Nên với các task này, ta cần xử lý chúng dưới background thread. Có nhiều cách để xử lý thread trong Android nhưng có 3 phương pháp được sử dụng phổ biến nhất: AsyncTask, HandlerThread và ThreadPoolExecutor.</text:span></text:p>
      <text:p text:style-name="P5">Các khái niệm gắn với thread cần phải biết:</text:p>
      <text:p text:style-name="P29">Runnable</text:p>
      <text:p text:style-name="P6">Runnable có thể xem là một đoạn code để gửi vào một thread để chạy. <text:span text:style-name="T19">Runnable là một abstract class, khi kế thừa cần phải override hàm run, hàm này sẽ chứa code để chạy trong thread. Thường Runnable sẽ được gửi vào Handler của một Thread để chạy.</text:span></text:p>
      <text:p text:style-name="P30">Message</text:p>
      <text:p text:style-name="P8">Một kiểu truyền nhận dữ liệu thông qua Handler. <text:span text:style-name="T21">Mỗi message chuyển đi sẽ có một biến </text:span><text:span text:style-name="T22">what</text:span><text:span text:style-name="T23"> để phân biệt chúng, để khi nhận lại message đó từ Handler ta sẽ biết cách xử lý.</text:span></text:p>
      <text:p text:style-name="P31">Looper <text:span text:style-name="T20">và </text:span>Handler</text:p>
      <text:p text:style-name="P7">Mỗi thread sẽ có một looper và một handler. Handler phụ trách gửi <text:span text:style-name="T24">(post) </text:span>một Message hoặc Runnable vào MessageQueue. Looper sẽ lấy từng Message từ MessageQueue theo trình tự hàng đợi và gửi lại cho Handler <text:span text:style-name="T24">(dispatch)</text:span> để xử lý.</text:p>
      <text:p text:style-name="P34">HandlerThread</text:p>
      <text:p text:style-name="P9">HandlerThread là một class của Android, được tạo ra để đơn giản bước tạo thread (<text:span text:style-name="T31">HandlerThread là một Thread có looper</text:span>). <text:span text:style-name="T25">Thread tạo ra sẽ chạy trong background và xử lý tác vụ tuần tự. </text:span></text:p>
      <text:p text:style-name="P38"><text:span text:style-name="T27">mHandlerThread </text:span>= <text:span text:style-name="T6">new </text:span>HandlerThread(<text:span text:style-name="T6">this</text:span>.getLocalClassName());</text:p>
      <text:p text:style-name="P36"><text:span text:style-name="T27">mHandlerThread</text:span>.start();</text:p>
      <text:p text:style-name="P47"><text:span text:style-name="T6">final </text:span>Handler handler = <text:span text:style-name="T6">new </text:span>Handler(<text:span text:style-name="T27">mHandlerThread</text:span>.getLooper());</text:p>
      <text:p text:style-name="P10">Sau khi khởi tạo, ta tạo một handler với looper của HandlerThread này để có thể gửi Runnable hoặc Message từ handler này. <text:span text:style-name="T32">Thì ngoài ra để xử lý các message gửi về ta cần override lại hàm handleMessage trong handler.</text:span></text:p>
      <text:p text:style-name="P39"><text:span text:style-name="T6">final </text:span>Handler handler = <text:span text:style-name="T6">new </text:span>Handler(<text:span text:style-name="T27">mHandlerThread</text:span>.getLooper()) {</text:p>
      <text:p text:style-name="P3"><text:s text:c="4"/><text:span text:style-name="T11">@Override</text:span></text:p>
      <text:p text:style-name="P3"><text:span text:style-name="T10"><text:s text:c="4"/></text:span><text:span text:style-name="T4">public void </text:span><text:span text:style-name="T8">handleMessage(Message msg) {</text:span></text:p>
      <text:p text:style-name="P3"><text:s text:c="8"/><text:span text:style-name="T4">super</text:span><text:span text:style-name="T8">.handleMessage(msg);</text:span></text:p>
      <text:p text:style-name="P3"><text:s text:c="4"/><text:span text:style-name="T8">}</text:span></text:p>
      <text:p text:style-name="P47">};</text:p>
      <text:p text:style-name="P11"><text:span text:style-name="T36">Nếu ta để handler này xử lý các message thì ta không thể cập nhật UI được vì handler này không phải trong UI thread. Có nhiều cách để xử lý, có thể dùng runOnUiThread để đẩy cho UI Thread xử lý, hoặc dùng hàm post trong các thành phần View cũng tương tự, hoặc để handler của UI Thread xử lý message gửi về,… (</text:span>Trong demo thì em <text:span text:style-name="T36">lấy handler UI Thread xử lý message).</text:span></text:p>
      <text:p text:style-name="P45"><text:span text:style-name="T7">final </text:span><text:span text:style-name="T18">Handler mainUiHandler = </text:span><text:span text:style-name="T7">new </text:span><text:span text:style-name="T18">Handler(</text:span><text:span text:style-name="T7">this</text:span><text:span text:style-name="T18">);</text:span></text:p>
      <text:p text:style-name="P12">Tiếp theo, ta dùng hàm post của Handler để gửi Runnable hoặc Message tương ứng vào. </text:p>
      <text:p text:style-name="P12">Đối <text:span text:style-name="T33">với Runnable (DownloadImageTask là một hàm implement lại Runnable)</text:span></text:p>
      <text:p text:style-name="P48"><text:span text:style-name="T26">handler</text:span>.post(<text:span text:style-name="T6">new </text:span>DownloadImageTask(i, <text:span text:style-name="T26">mainUiHandler</text:span>, <text:span text:style-name="T27">mImageUrl</text:span>));</text:p>
      <text:p text:style-name="P12">Đối <text:span text:style-name="T34">với Message</text:span></text:p>
      <text:p text:style-name="P40">Message message = <text:span text:style-name="T27">mHandler</text:span>.obtainMessage(<text:span text:style-name="T27">mThreadId</text:span>, bitmap);</text:p>
      <text:p text:style-name="P47">message.sendToTarget();</text:p>
      <text:p text:style-name="P13">Documentation khuyến cáo nên sử dụng Message.obtain hoặc Handler.obtainMessage để tạo mới một message thay vì sử dụng constructor của Message (vấn đề tái sử dụng object để tối ưu hiệu năng). Đối số <text:span text:style-name="T35">truyền vào xoay quanh các biến what (để phân biệt message với nhau), arg1 (dữ liệu đơn giản dưới dạng int), arg2 (giống arg1), obj (một object kèm theo). Ngoài ra, còn có thể sử dụng setData để gửi kèm một bundle; biến </text:span><text:soft-page-break/><text:span text:style-name="T35">replyTo để lưu Handler sẽ nhận lại message trả về (xem Bound Service dùng Messenger).</text:span></text:p>
      <text:p text:style-name="P14">Gửi thì có thể dùng Message.sendToTarget (nếu đã chỉ rõ thành phần handler) hoặc Handler.sendMessage <text:span text:style-name="T37">(hoặc các hàm tương tự như sendMessageDelayed, sendMessageAtTime,…).</text:span></text:p>
      <text:p text:style-name="P15">Cuối cùng là cần phải dừng HandlerThread khi không còn sử dụng sử dụng hàm quit hoặc quitSafely (API &gt;= 18). <text:span text:style-name="T38">quit dừng HandlerThread ngay lập tức còn quitSafely sẽ cố gắng xử lý các message còn lại trước khi dừng.</text:span></text:p>
      <text:p text:style-name="P44"><text:span text:style-name="T28">mHandlerThread</text:span><text:span text:style-name="T18">.quit();</text:span></text:p>
      <text:p text:style-name="P34">ThreadPoolExecutor <text:span text:style-name="T40">(TPE)</text:span></text:p>
      <text:p text:style-name="P16">Một vấn đề của HandlerThread là chỉ tạo ra một thread và xử lý các tác vụ tuần tự. Nếu muốn xử lý các tác vụ song song trong nhiều thread thì ta phải sử dụng ThreadPoolExecutor. </text:p>
      <text:p text:style-name="P41"><text:span text:style-name="T6">final </text:span>ThreadPoolExecutor executor = <text:span text:style-name="T6">new </text:span>ThreadPoolExecutor(</text:p>
      <text:p text:style-name="P3"><text:s text:c="8"/><text:span text:style-name="T29">NUMBER_OF_CORES </text:span><text:span text:style-name="T8">* </text:span><text:span text:style-name="T39">2</text:span><text:span text:style-name="T8">,</text:span></text:p>
      <text:p text:style-name="P3"><text:s text:c="8"/><text:span text:style-name="T29">NUMBER_OF_CORES </text:span><text:span text:style-name="T8">* </text:span><text:span text:style-name="T39">2</text:span><text:span text:style-name="T8">,</text:span></text:p>
      <text:p text:style-name="P3"><text:s text:c="8"/><text:span text:style-name="T39">60L</text:span><text:span text:style-name="T8">,</text:span></text:p>
      <text:p text:style-name="P3"><text:s text:c="8"/><text:span text:style-name="T8">TimeUnit.</text:span><text:span text:style-name="T30">SECONDS</text:span><text:span text:style-name="T8">,</text:span></text:p>
      <text:p text:style-name="P3"><text:s text:c="8"/><text:span text:style-name="T4">new </text:span><text:span text:style-name="T8">LinkedBlockingQueue&lt;Runnable&gt;()</text:span></text:p>
      <text:p text:style-name="P47">);</text:p>
      <text:p text:style-name="P17">Khởi tạo TPE với các tham số:</text:p>
      <text:list xml:id="list6088301345848302208" text:style-name="L2">
        <text:list-item>
          <text:p text:style-name="P18">corePoolSize: số thread <text:span text:style-name="T42">tối thiểu có thể được giữ</text:span>.</text:p>
        </text:list-item>
        <text:list-item>
          <text:p text:style-name="P19"><text:span text:style-name="T44">m</text:span>aximumPoolSize: <text:span text:style-name="T41">số thread tối đa. </text:span></text:p>
        </text:list-item>
        <text:list-item>
          <text:p text:style-name="P20"><text:span text:style-name="T44">k</text:span>eepAliveTime: nếu số thread lớn hơn corePoolSize, thì những thread dư ra so với core đó sẽ bị hủy nếu thời gian rảnh vượt qua giá trị này. <text:span text:style-name="T49">Mặc định các thread nằm trong coreThreadPool sẽ không bị ảnh hưởng bởi keepAliveTime trừ khi ta gọi hàm allowCoreThreadTimeOut(true).</text:span></text:p>
        </text:list-item>
        <text:list-item>
          <text:p text:style-name="P21">unit: đơn vị đo thời gian cho keepAliveTime.</text:p>
        </text:list-item>
        <text:list-item>
          <text:p text:style-name="P21">workQueue: queue cho các task <text:span text:style-name="T43">(là một BlockingQueue).</text:span></text:p>
        </text:list-item>
      </text:list>
      <text:p text:style-name="P22"/>
      <text:p text:style-name="P23">Cách hoạt động của số thread là như sau:</text:p>
      <text:list xml:id="list8985674503724926693" text:style-name="L1">
        <text:list-item>
          <text:p text:style-name="P24">Nếu số thread chưa vượt qua corePoolSize, thì nếu có task mới thì hệ thống sẽ tạo ra thread mới <text:span text:style-name="T45">cho dù các thread đã tạo đang rảnh (idle).</text:span></text:p>
        </text:list-item>
        <text:list-item>
          <text:p text:style-name="P25">Nếu số thread lớn hơn hoặc bằng corePoolSize, thì nếu có task mới, task sẽ được thêm vào hàng đợi của các thread cho đến khi đầy.</text:p>
        </text:list-item>
        <text:list-item>
          <text:p text:style-name="P25">Trong trường hợp queue đã đầy, nếu số lượng thread nhỏ hơn maximumPoolSize, thì thread mới được tạo. Nếu số thread đã bằng maximumPoolSize, task sẽ bị hủy.</text:p>
        </text:list-item>
      </text:list>
      <text:p text:style-name="P22"/>
      <text:p text:style-name="P33">Tương tự HandlerThread, ta có thể đẩy các message kết quả trả về cho main UI thread để dễ cập nhật UI. Chỉ cần truyền handler của UI thread vào trong Runnable và dùng handler này để sendMessage về.</text:p>
      <text:p text:style-name="P46"><text:span text:style-name="T26">executor</text:span>.execute(<text:span text:style-name="T6">new </text:span>DownloadImageTask(i, <text:span text:style-name="T26">handler</text:span>, <text:span text:style-name="T27">mImageUrl</text:span>));</text:p>
      <text:p text:style-name="P33"><text:span text:style-name="T8"/></text:p>
      <text:p text:style-name="P26">Runnable được tạo cũng tương tự phần HandlerThread. </text:p>
      <text:p text:style-name="P28">Để dừng TPE thì ta dùng hàm shutDown hoặc shutDownNow. <text:span text:style-name="T48">Thì shutDown sẽ ngừng nhận các task mới nhưng vẫn sẽ cố gắng xử lý các task hiện tại trước khi dừng. shutdownNow sẽ can thiệp vào các task đang thực hiện để dừng và loại bỏ các task trong queue và trả về danh sách các runnable chưa thực hiện. TPE đã dừng thì không thể sử dụng tiếp mà phải tạo một TPE mới để sử dụng. Nếu TPE không được dừng thủ công bằng hai hàm trên thì khi TPE đó thì khi các thread đã vượt ngưỡng keepAliveTime và </text:span><text:soft-page-break/><text:span text:style-name="T48">không còn được tham chiếu bởi ứng dụng, TPE sẽ tự bị hủy (nói chung là không cần gọi cũng được).</text:span></text:p>
      <text:p text:style-name="P27">Ngoài ra, đối với TPE thì ngoài Runnable, ta còn có thể sử dụng Callable&lt;<text:span text:style-name="T47">V</text:span>&gt;. Điểm <text:span text:style-name="T46">khác biệt chính giữa Runnable và Callable là Callable có thể trả về kết quả, và ta nhận kết quả này thông qua Future. Cách thực thực hiện tương đối giống với Runnable, chỉ khác thay vì override run thì ta override call và trả về kiểu dữ liệu V tương ứng (và phải dùng submit thay vì execute để nhận kết quả về với Future).</text:span></text:p>
      <text:p text:style-name="P35">AsyncTask</text:p>
      <text:p text:style-name="P1">Thường được sử dụng cho các task tương đối ngắn (cỡ vài giây). AsyncTask <text:span text:style-name="T2">sẽ xử lý các task theo thứ tự tuần tự, trừ khi ta gọi executeOnExecutor với ThreadPoolExecutor thì sẽ có thể xử lý song song nhiều Thread (nhưng cách này không được khuyến nghị).</text:span></text:p>
      <text:p text:style-name="P2">Một điểm đáng lưu ý là Android tạo ra AsyncTask để việc xử lý thread trong các trường hợp đơn giản dễ dàng hơn. AsyncTask có thể trực tiếp cập nhật UI trong onPostExecute, thay vì phải chuyển về UI thread như các phương pháp thread khác.</text:p>
      <text:p text:style-name="P2">Để <text:span text:style-name="T3">thực hiện AsyncTask, ta tạo ra một class kế thừa từ AsyncTask, bắt buộc override lại doInBackground (hàm này sẽ phụ trách xử lý các công việc trong background). Ngoài ra có thể override hàm onPreExecute (hàm chuẩn bị trước doInBackground) và onPostExecute (hàm xử lý UI sau doInBackground). Ngoài ra, ba tham số truyền vào AsyncTask tương ứng là tham số đầu vào của doInBackground, onProgressUpdate (cập nhật tiến trình), onPostExecute.</text:span></text:p>
      <text:p text:style-name="P42"><text:span text:style-name="T5">private class </text:span><text:span text:style-name="T9">DownloadImageAsyncTask </text:span><text:span text:style-name="T5">extends </text:span><text:span text:style-name="T9">AsyncTask&lt;String, Void, Bitmap&gt; {</text:span></text:p>
      <text:p text:style-name="P3"><text:s text:c="4"/><text:span text:style-name="T11">@Override</text:span></text:p>
      <text:p text:style-name="P3"><text:span text:style-name="T10"><text:s text:c="4"/></text:span><text:span text:style-name="T4">protected </text:span><text:span text:style-name="T8">Bitmap doInBackground(String... strings) {</text:span></text:p>
      <text:p text:style-name="P3"><text:s text:c="8"/><text:span text:style-name="T15">// x</text:span><text:span text:style-name="T12">ử</text:span><text:span text:style-name="T14"> </text:span><text:span text:style-name="T15">lý background </text:span><text:span text:style-name="T12">ở</text:span><text:span text:style-name="T14"> </text:span><text:span text:style-name="T15">đây</text:span></text:p>
      <text:p text:style-name="P3"><text:s text:c="8"/><text:span text:style-name="T8">Bitmap bitmap = </text:span><text:span text:style-name="T4">null;</text:span></text:p>
      <text:p text:style-name="P3"><text:s text:c="8"/><text:span text:style-name="T4">return </text:span><text:span text:style-name="T8">bitmap;</text:span></text:p>
      <text:p text:style-name="P3"><text:s text:c="4"/><text:span text:style-name="T8">}</text:span></text:p>
      <text:p text:style-name="P3"><text:s text:c="4"/><text:span text:style-name="T11">@Override</text:span></text:p>
      <text:p text:style-name="P3"><text:span text:style-name="T10"><text:s text:c="4"/></text:span><text:span text:style-name="T4">protected void </text:span><text:span text:style-name="T8">onPostExecute(Bitmap bitmap) {</text:span></text:p>
      <text:p text:style-name="P3"><text:s text:c="8"/><text:span text:style-name="T4">super</text:span><text:span text:style-name="T8">.onPostExecute(bitmap);</text:span></text:p>
      <text:p text:style-name="P3"><text:s text:c="8"/><text:span text:style-name="T16">// cập nhật UI </text:span><text:span text:style-name="T13">ở</text:span><text:span text:style-name="T17"> </text:span><text:span text:style-name="T16">đây</text:span></text:p>
      <text:p text:style-name="P3"><text:s text:c="4"/><text:span text:style-name="T8">}</text:span></text:p>
      <text:p text:style-name="P43"><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43:46.210383001</meta:creation-date>
    <dc:date>2017-08-03T11:46:32.781610039</dc:date>
    <meta:editing-duration>PT2H30M21S</meta:editing-duration>
    <meta:editing-cycles>74</meta:editing-cycles>
    <meta:generator>LibreOffice/5.2.2.2$Linux_X86_64 LibreOffice_project/20m0$Build-2</meta:generator>
    <meta:document-statistic meta:table-count="0" meta:image-count="0" meta:object-count="0" meta:page-count="3" meta:paragraph-count="74" meta:word-count="1328" meta:character-count="7525" meta:non-whitespace-character-count="6150"/>
  </office:meta>
</office:document-meta>
</file>